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style:font-name="Courier New" fo:font-size="10pt" fo:language="en" fo:country="CA"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7e0021" fo:language="en" fo:country="CA"/>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text-properties fo:font-size="10pt" fo:language="en" fo:country="CA" style:font-size-asian="10pt" style:font-size-complex="10pt"/>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margin-left="1.251cm" fo:margin-right="0cm" fo:text-align="justify" style:justify-single-word="false" fo:text-indent="0cm" style:auto-text-indent="false"/>
      <style:text-properties fo:language="en" fo:country="CA"/>
    </style:style>
    <style:style style:name="P12" style:family="paragraph" style:parent-style-name="Standard">
      <style:paragraph-properties fo:margin-top="0cm" fo:margin-bottom="0cm" fo:text-align="justify" style:justify-single-word="false"/>
    </style:style>
    <style:style style:name="P13" style:family="paragraph" style:parent-style-name="Standard">
      <style:paragraph-properties fo:margin-top="0cm" fo:margin-bottom="0cm" fo:text-align="justify" style:justify-single-word="false"/>
      <style:text-properties style:font-name="Courier New" fo:font-size="10pt" fo:language="en" fo:country="CA" style:font-size-asian="10pt" style:font-size-complex="10pt"/>
    </style:style>
    <style:style style:name="P14" style:family="paragraph" style:parent-style-name="Standard">
      <style:paragraph-properties fo:margin-top="0cm" fo:margin-bottom="0cm" fo:text-align="justify" style:justify-single-word="false"/>
      <style:text-properties fo:font-size="10pt" fo:language="en" fo:country="CA" style:font-size-asian="10pt" style:font-size-complex="10pt"/>
    </style:style>
    <style:style style:name="P15" style:family="paragraph" style:parent-style-name="Standard">
      <style:paragraph-properties fo:text-align="justify" style:justify-single-word="false" fo:background-color="transparent">
        <style:background-image/>
      </style:paragraph-properties>
      <style:text-properties fo:font-size="10pt" fo:language="en" fo:country="CA" style:font-size-asian="10pt" style:font-size-complex="10pt"/>
    </style:style>
    <style:style style:name="P16" style:family="paragraph" style:parent-style-name="Standard">
      <style:paragraph-properties fo:margin-left="0cm" fo:margin-right="0cm" fo:text-align="justify" style:justify-single-word="false" fo:text-indent="0cm" style:auto-text-indent="false"/>
      <style:text-properties fo:language="en" fo:country="CA"/>
    </style:style>
    <style:style style:name="P17" style:family="paragraph" style:parent-style-name="Footnote">
      <style:paragraph-properties fo:text-align="justify" style:justify-single-word="false"/>
    </style:style>
    <style:style style:name="P18" style:family="paragraph" style:parent-style-name="Standard">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master-page-name="">
      <style:paragraph-properties fo:text-align="justify" style:justify-single-word="false" style:page-number="auto" fo:keep-with-next="always"/>
      <style:text-properties fo:language="en" fo:country="CA"/>
    </style:style>
    <style:style style:name="P20" style:family="paragraph" style:parent-style-name="Heading_20_1">
      <style:paragraph-properties fo:text-align="center" style:justify-single-word="false"/>
    </style:style>
    <style:style style:name="P21" style:family="paragraph" style:parent-style-name="Heading_20_1">
      <style:paragraph-properties fo:text-align="justify" style:justify-single-word="false"/>
      <style:text-properties fo:language="en" fo:country="CA"/>
    </style:style>
    <style:style style:name="P22" style:family="paragraph" style:parent-style-name="Standard" style:list-style-name="L1">
      <style:paragraph-properties fo:text-align="justify" style:justify-single-word="false"/>
      <style:text-properties fo:language="en" fo:country="CA"/>
    </style:style>
    <style:style style:name="P23" style:family="paragraph" style:parent-style-name="Standard" style:list-style-name="L2">
      <style:paragraph-properties fo:text-align="justify" style:justify-single-word="false"/>
      <style:text-properties fo:language="en" fo:country="CA"/>
    </style:style>
    <style:style style:name="P24" style:family="paragraph" style:parent-style-name="Standard" style:list-style-name="L5">
      <style:paragraph-properties fo:text-align="justify" style:justify-single-word="false"/>
      <style:text-properties fo:language="en" fo:country="CA"/>
    </style:style>
    <style:style style:name="P25" style:family="paragraph" style:parent-style-name="Standard" style:list-style-name="L2">
      <style:paragraph-properties fo:text-align="justify" style:justify-single-word="false"/>
      <style:text-properties fo:language="en" fo:country="CA" style:text-underline-style="none"/>
    </style:style>
    <style:style style:name="P26" style:family="paragraph" style:parent-style-name="Standard" style:list-style-name="L3">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list-style-name="L3">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8" style:family="paragraph" style:parent-style-name="Standard" style:list-style-name="L4">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font-name="Courier New"/>
    </style:style>
    <style:style style:name="T4" style:family="text">
      <style:text-properties style:font-name="Courier New" fo:language="pl" fo:country="PL" fo:font-weight="bold" style:font-weight-asian="bold" style:font-weight-complex="bold"/>
    </style:style>
    <style:style style:name="T5" style:family="text">
      <style:text-properties style:font-name="Courier New" fo:font-weight="bold" style:font-weight-asian="bold" style:font-weight-complex="bold"/>
    </style:style>
    <style:style style:name="T6" style:family="text">
      <style:text-properties style:font-name="Courier New" fo:font-weight="bold" fo:background-color="#c0c0c0" style:font-weight-asian="bold" style:font-weight-complex="bold"/>
    </style:style>
    <style:style style:name="T7" style:family="text">
      <style:text-properties style:font-name="Courier New" fo:font-weight="bold" fo:background-color="transparent" style:font-weight-asian="bold" style:font-weight-complex="bold"/>
    </style:style>
    <style:style style:name="T8" style:family="text">
      <style:text-properties style:font-name="Courier New" fo:language="en" fo:country="CA" fo:font-weight="bold" style:font-weight-asian="bold" style:font-weight-complex="bold"/>
    </style:style>
    <style:style style:name="T9" style:family="text">
      <style:text-properties style:font-name="Courier New" fo:font-style="italic" fo:font-weight="bold" style:font-style-asian="italic" style:font-weight-asian="bold" style:font-style-complex="italic" style:font-weight-complex="bold"/>
    </style:style>
    <style:style style:name="T10" style:family="text">
      <style:text-properties style:font-name="Courier New" fo:font-size="10pt" fo:font-weight="bold" style:font-size-asian="10pt" style:font-weight-asian="bold" style:font-size-complex="10pt" style:font-weight-complex="bold"/>
    </style:style>
    <style:style style:name="T11" style:family="text">
      <style:text-properties style:font-name="Courier New" fo:font-size="10pt" fo:font-weight="normal" style:font-size-asian="10pt" style:font-weight-asian="normal" style:font-size-complex="10pt" style:font-weight-complex="normal"/>
    </style:style>
    <style:style style:name="T12" style:family="text">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T13"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Courier New" fo:font-size="10pt" fo:language="en" fo:country="CA" style:font-size-asian="10pt" style:font-size-complex="10pt"/>
    </style:style>
    <style:style style:name="T15" style:family="text">
      <style:text-properties fo:language="en" fo:country="CA"/>
    </style:style>
    <style:style style:name="T16" style:family="text">
      <style:text-properties style:font-name="Times New Roman" fo:font-weight="bold" style:font-weight-asian="bold" style:font-weight-complex="bold"/>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style:font-name="Times New Roman" fo:font-size="12pt" style:text-underline-style="solid" style:text-underline-width="auto" style:text-underline-color="font-color" style:font-size-asian="12pt" style:font-size-complex="12pt"/>
    </style:style>
    <style:style style:name="T19"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20"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21"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style:font-name="Times New Roman" fo:font-weight="normal" style:font-weight-asian="normal" style:font-weight-complex="normal"/>
    </style:style>
    <style:style style:name="T23" style:family="text">
      <style:text-properties style:font-name="Times New Roman" fo:font-style="italic" fo:font-weight="normal" style:font-style-asian="italic" style:font-weight-asian="normal" style:font-style-complex="italic" style:font-weight-complex="normal"/>
    </style:style>
    <style:style style:name="T24" style:family="text">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T25" style:family="text">
      <style:text-properties style:font-name="Times New Roman" fo:font-style="italic" style:font-style-asian="italic" style:font-style-complex="italic"/>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color="#000000"/>
    </style:style>
    <style:style style:name="T30" style:family="text">
      <style:text-properties fo:background-color="transparent"/>
    </style:style>
    <style:style style:name="T31" style:family="text">
      <style:text-properties fo:language="pl" fo:country="PL"/>
    </style:style>
    <style:style style:name="T32" style:family="text">
      <style:text-properties fo:font-size="10pt" style:font-size-asian="10pt" style:font-size-complex="10pt"/>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font-style="normal" style:font-style-asian="normal" style:font-style-complex="normal"/>
    </style:style>
    <style:style style:name="T35" style:family="text">
      <style:text-properties fo:language="en" fo:country="US"/>
    </style:style>
    <style:style style:name="T36" style:family="text">
      <style:text-properties fo:language="en" fo:country="US"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RFTEST 20/11/17</text:h>
      <text:h text:style-name="Heading_20_1" text:outline-level="1">Preamble</text:h>
      <text:p text:style-name="P1">The role of this praxis is to test transmission/reception capabilities of nodes operating in a group. The present version is just something to start with (this sentence was written a long time ago, for the first version, and I am still reluctant to remove it). <text:span text:style-name="T31">I</text:span> will be adding <text:span text:style-name="T15">more </text:span>capabilities as needs arise.</text:p>
      <text:h text:style-name="Heading_20_1" text:outline-level="1">Preparation</text:h>
      <text:p text:style-name="P1">Compile and download. All nodes in the test <text:span text:style-name="T15">setup </text:span>run the same code (accounting for the fact that different node types need that code to be properly configured and recompiled, as per the pertinent board type). They tell their IDs <text:span text:style-name="T15">(which should be all different) </text:span>based on the <text:span text:style-name="T15">flashed</text:span> HOST_ID, whose interpretation is similar to our standard blueprints, e.g., T&amp;P. Use <text:span text:style-name="T1">genimage</text:span> (image customization in PIP) to create downloadable images from the generic compilation output.</text:p>
      <text:p text:style-name="P1">The <text:span text:style-name="T15">N</text:span>ode ID, via which <text:span text:style-name="T15">a </text:span>node can be referenced, is the lower half of HOST_ID, which corresponds to the <text:span text:style-name="T15">"Node n</text:span>umber<text:span text:style-name="T15">” </text:span>as inserted by <text:span text:style-name="T1">genimage</text:span>. The <text:span text:style-name="T1">prefix</text:span> part, i.e., the upper half of HOST_ID (known to <text:span text:style-name="T1">genimage</text:span> as “NetId”) encodes a few startup parameters as follows:</text:p>
      <text:p text:style-name="P12"><text:tab/><text:span text:style-name="T14">15<text:tab/><text:tab/> <text:s/>8 7 <text:s text:c="12"/>0</text:span></text:p>
      <text:p text:style-name="P13"><text:tab/>=============================== <text:s text:c="2"/></text:p>
      <text:p text:style-name="P8"><text:span text:style-name="T8"><text:tab/></text:span><text:span text:style-name="T5">D </text:span><text:span text:style-name="T8">A</text:span><text:span text:style-name="T5"> Z Z Z P P P C</text:span><text:span text:style-name="T4"> C C C C C C C</text:span></text:p>
      <text:p text:style-name="P2">The lower byte encodes the RF channel, which can be any number from 0 to 255.<text:note text:id="ftn1" text:note-class="footnote"><text:note-citation>1</text:note-citation><text:note-body><text:p text:style-name="Footnote">For CC1350, there are only 8 channels; thus any value larger than 7 translates into 7.</text:p></text:note-body></text:note> Bits 8-10 (<text:span text:style-name="T1">PPP</text:span>) encode the initial setting of transmitter power (0-7), bits 11-13 (<text:span text:style-name="T1">ZZZ</text:span>) are the three least significant bits of the Network ID (and can be used to differentiate among multiple test setups operating in the same neighbourhood), bit 14 (<text:span text:style-name="T1">A</text:span>), if set, indicates that the node should start "active", i.e., it will be receiving and transmitting <text:span text:style-name="T1">measurement</text:span> packets at the default interval of 1 second, as explained below), bit 15 (the most significant bit <text:span text:style-name="T1">D</text:span>) indicates power-down mode of the CPU (if set, the node begins in power-down mode).</text:p>
      <text:p text:style-name="P2">When a node starts in the off state, then, obviously, it cannot be controlled by wireless commands arriving from other nodes. It can be started (controlled) from the UART or by pressing a button (if the node happens to be so equipped).</text:p>
      <text:p text:style-name="P2">For example, the standard prefix BACA (supposing you leave it as is), expands into:</text:p>
      <text:p text:style-name="P14"><text:span text:style-name="T3"><text:tab/>======= ======= ======= =======</text:span> <text:s/></text:p>
      <text:p text:style-name="P15"><text:span text:style-name="T7"><text:tab/></text:span><text:span text:style-name="T6">1</text:span><text:span text:style-name="T5"> </text:span><text:span text:style-name="T6">0</text:span><text:span text:style-name="T7"> </text:span><text:span text:style-name="T6">1 1 1</text:span><text:span text:style-name="T5"> </text:span><text:span text:style-name="T6">0 1 0</text:span><text:span text:style-name="T5"> </text:span><text:span text:style-name="T6">1 1 0 0 1 0 1 0</text:span></text:p>
      <text:p text:style-name="P2">which means: channel 202 (0xCA),<text:note text:id="ftn2" text:note-class="footnote"><text:note-citation>2</text:note-citation><text:note-body><text:p text:style-name="Footnote">It is channel 7 for CC1350.</text:p></text:note-body></text:note> transmission power 2, Network ID 0xF617 (0xF610 is the prefix applied to the three bits amounting to 7), radio initially inactive, and starting in power-down mode. On the other hand, to select the “natural” default, i.e., the maximum transmission power, channel 0, and power-up mode with active transmitter/receiver, use this prefix:</text:p>
      <text:p text:style-name="P9"><text:tab/><text:span text:style-name="T6">0</text:span><text:span text:style-name="T5"> </text:span><text:span text:style-name="T6">1</text:span><text:span text:style-name="T7"> </text:span><text:span text:style-name="T6">0 0 0</text:span><text:span text:style-name="T5"> </text:span><text:span text:style-name="T6">1 1 1</text:span><text:span text:style-name="T5"> </text:span><text:span text:style-name="T6">0 0 0 0 0 0 0 0</text:span></text:p>
      <text:p text:style-name="P2">i.e., 0x4700. The Network ID field is arbitrary, but it must be the same for all nodes of the same setup. Note that nodes can be rendered active/inactive remotely. Also, their transmission power levels can be changed, as well as their power-down/power-up status, and even the channel number. <text:span text:style-name="T30">There is no way, however, to change the Network ID remotely.</text:span></text:p>
      <text:p text:style-name="P2"><text:soft-page-break/></text:p>
      <text:h text:style-name="Heading_20_1" text:outline-level="1">Operation</text:h>
      <text:p text:style-name="P2">Any node can be used to orchestrate an experiment. Nodes equipment with buttons can be started and stopped by pushing a button, but a UART interface is needed if we want to see numbers and/or change parameters. The default UART rate is 9600 bps (it can be changed from options.sys).</text:p>
      <text:p text:style-name="P2">The simplest way to discuss the operation of a node is to present the available commands, as they are available from the UART, so this is where we start.</text:p>
      <text:p text:style-name="P2">When a node resets, it produces a message that looks like this:</text:p>
      <text:p text:style-name="P6"><text:s text:c="4"/>Node: 19, NetId: F610, Channel: 6, XPower: 7, Powerup, Active</text:p>
      <text:p text:style-name="P6"><text:s text:c="4"/>Ready:</text:p>
      <text:p text:style-name="P2">where your actual indications may vary depending on the initial settings (see the previous section). All numbers except Network ID are in decimal.</text:p>
      <text:p text:style-name="P2"><text:span text:style-name="T27">Command</text:span><text:span text:style-name="T28"> </text:span><text:span text:style-name="T20">l </text:span><text:span text:style-name="T27">(set packet parameters):</text:span></text:p>
      <text:p text:style-name="P2"><text:tab/><text:span text:style-name="T10">l [mindel [maxdel [minpl [maxpl [</text:span><text:span text:style-name="T11">ackto</text:span><text:span text:style-name="T10">]]]]]</text:span></text:p>
      <text:p text:style-name="P2">All parameters (five unsigned numbers) are optional (the command with no arguments sets nothing and shows the current settings). The command describes the parameters of <text:span text:style-name="T1">measurement packets</text:span> to be transmitted at prescribed intervals. There is a separate command to start the actual transmission (see below). Nodes receiving such measurement packets are expected to count them and report (upon request) the received counts. The arguments have the following meaning:</text:p>
      <text:p text:style-name="P2"><text:tab/><text:span text:style-name="T10">mindel</text:span><text:tab/>the minimum inter-packet interval in (PicOS) milliseconds (the default is 1024)</text:p>
      <text:p text:style-name="P2"><text:tab/><text:span text:style-name="T10">maxdel</text:span><text:tab/>the maximum inter-packet interval (defaults to 1024)</text:p>
      <text:p text:style-name="P2"><text:tab/><text:span text:style-name="T10">minpl</text:span><text:tab/><text:tab/>the minimum packet length (see below)</text:p>
      <text:p text:style-name="P2"><text:tab/><text:span text:style-name="T10">maxpl</text:span><text:tab/><text:tab/>the maximum packet length (defaults to 60)</text:p>
      <text:p text:style-name="P2"><text:tab/><text:span text:style-name="T10">ackto</text:span><text:tab/><text:tab/>the Id of node to receive ACKs for the measurement packets</text:p>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lowest limit is zero (not recommended except for limited series of packets to be sent at the maximum possible rate). Whatever values you specify, the program will try to sanitize them, i.e., if the specified maximum is less than the minimum, it will be set to the minimum. This also applies to the case when only the minimum is specified and the previous setting of the maximum turns out to be less than the new minimum. The limit on the maximum interval is 65535. The command always lists all the actual settings.</text:p>
      <text:p text:style-name="P2">The absolute minimum packet length is determined by the compiled-in configuration of sensors (whose values are reported in every measurement packet). Whatever you specify for the packet length, the program will make sure that the actually assumed minimum is not less than the absolute minimum and that the assumed maximum is not less than the assumed minimum.</text:p>
      <text:p text:style-name="P2">The layout of a measurement packet, which you don't have to know to run tests, is this (in words, starting from the very beginning):</text:p>
      <text:p text:style-name="P2"><text:tab/>NID<text:tab/><text:tab/>Network ID</text:p>
      <text:p text:style-name="P2"><text:tab/>DRI<text:tab/><text:tab/>filled by the driver with the packet's LBT backoff in PicOS milliseconds</text:p>
      <text:p text:style-name="P2"><text:tab/>RCV<text:tab/><text:tab/>zero (this is used to tell measurement packets from other packets)</text:p>
      <text:p text:style-name="P2"><text:soft-page-break/><text:tab/>SND<text:tab/><text:tab/>Node ID of the sender</text:p>
      <text:p text:style-name="P2"><text:tab/>SER<text:tab/><text:tab/>serial number of the packet (inserted by the sender)</text:p>
      <text:p text:style-name="P2"><text:tab/>FLG<text:tab/><text:tab/>node flags associated with the sender (xmit power level + power-down state)</text:p>
      <text:p text:style-name="P7"><text:tab/><text:span text:style-name="T29">ACT<text:tab/><text:tab/>the ID of the node to receive the ACK for the packet</text:span></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RC<text:tab/><text:tab/>CRC (as required by the driver)</text:p>
      <text:p text:style-name="P2">The number of sensor values equals the declared number of sensors and can be changed at compilation. Thus, the minimum length of a measurement packet, in bytes, including the CRC, is <text:span text:style-name="T29">16</text:span> + 2 x <text:span text:style-name="T1">N</text:span>, where <text:span text:style-name="T1">N</text:span> is the number of sensors. If the specified value of <text:span text:style-name="T1">minpl</text:span> is less than that, it will be bumped to the required minimum. Also, if the specified (or previous) maximum (<text:span text:style-name="T1">maxpl</text:span>) is less than the new minimum, it will be set to the new minimum. If the maximum is greater than 60, it will be truncated to 60. In other words, whatever you specify, the program will make some sense out of it.</text:p>
      <text:p text:style-name="P2">If the effective minimum packet length is strictly less than the maximum, the program will randomize the actual packet length. Note that the specified minimum can be more than the absolute minimum. In any case, when a packet's length is more than needed to accommodate the sensor values, the unused words are filled with random contents.</text:p>
      <text:p text:style-name="P11"><text:span text:style-name="T26">Something to fix:</text:span> at present, the program assumes that each sensor value takes one word, which is not very convenient. This should be done differently. Besides, some sensors must be initialized, turned on and off.</text:p>
      <text:p text:style-name="P2"><text:span text:style-name="T27">Comman</text:span><text:span text:style-name="T18">d </text:span><text:span text:style-name="T20">s</text:span><text:span text:style-name="T19"> </text:span><text:span text:style-name="T18">(s</text:span><text:span text:style-name="T27">end measurement packets):</text:span></text:p>
      <text:p text:style-name="P2"><text:tab/><text:span text:style-name="T10">s [count [urgent [rxofftime [predelay]]]]</text:span></text:p>
      <text:p text:style-name="P2">The first argument specifies the number of packets to be sent. Zero (or absent) means keep sending indefinitely. The second argument is the urgent flag. If nonzero, the packets will be sent with the urgent tag, which (assuming that the WOR option has been compiled in) will cause them to be preceded by extra long preambles to wake up the receivers sleeping on WOR.<text:note text:id="ftn3" text:note-class="footnote"><text:note-citation>3</text:note-citation><text:note-body><text:p text:style-name="P17">If the WOR option is not compiled in, the urgent flag is ignored, except for the standard treatment by VNETI consisting in pushing the packet to the front of the transmit queue.</text:p></text:note-body></text:note> </text:p>
      <text:p text:style-name="P2">If the third argument is nonzero, the receiver will be switched off for the specified number of PicOS milliseconds (which must be less that 65536) and then switched back on again. This way you can send a bunch of packets in the OFF mode without permanently removing the node from the network (important if the node can only be reached by radio).</text:p>
      <text:p text:style-name="P2">If the fourth argument is nonzero, it specifies the initial delay (in PicOS milliseconds) before sending the first packet (this may be useful when the command is issued remotely, see below). Normally the first packet is sent immediately: the delay specification from the <text:span text:style-name="T1">l</text:span> command only applies to spacing in front of the subsequent packets.</text:p>
      <text:p text:style-name="P2">The first thing a node does when it receives a measurement packet is tallying it. If this is the first time the node ever hears from the packet's sender, it will create an entry for the sender with the initial count of 1. A node can accommodate up to 8 different senders. This can be increased in principle, but the <text:soft-page-break/>format of reports (that you can request from nodes remotely) restricts that population to whatever can fit into one packet.</text:p>
      <text:p text:style-name="P2">Having counted the packet, the node checks if the ACT field in the packet is nonzero. If this is the case, the node sends an ACK to the node indicated by the field. The ACK includes:</text:p>
      <text:list xml:id="list4130570164082677515" text:style-name="L1">
        <text:list-item>
          <text:p text:style-name="P22">the identity of the sender and the recipient</text:p>
        </text:list-item>
        <text:list-item>
          <text:p text:style-name="P22">the packet's serial number (as inserted by the sender)</text:p>
        </text:list-item>
        <text:list-item>
          <text:p text:style-name="P22">the packet's length</text:p>
        </text:list-item>
        <text:list-item>
          <text:p text:style-name="P22">the power level setting at the packet's sender</text:p>
        </text:list-item>
        <text:list-item>
          <text:p text:style-name="P22">the RSSI at which the packet was received</text:p>
        </text:list-item>
        <text:list-item>
          <text:p text:style-name="P22">the LQI (link quality indication) at which the packet was received</text:p>
        </text:list-item>
      </text:list>
      <text:p text:style-name="P2">A node receiving an ACK for a measurement packet will report it on the UART in a line of text looking like this:</text:p>
      <text:p text:style-name="P2"><text:span text:style-name="T5"><text:tab/></text:span><text:span text:style-name="T10">MAK F:19, T:16, N:45, L:58, P:7, R:101, Q:0</text:span></text:p>
      <text:p text:style-name="P2">where <text:span text:style-name="T1">F</text:span> and <text:span text:style-name="T1">T</text:span> are the packet's sender and recipient, respectively, <text:span text:style-name="T1">N</text:span> is the serial number, <text:span text:style-name="T1">L</text:span> is the length, <text:span text:style-name="T1">P</text:span> is the transmission power, <text:span text:style-name="T1">R</text:span> is the RSSI, and <text:span text:style-name="T1">Q</text:span> is the LQI.</text:p>
      <text:p text:style-name="P2">If the ACT field of a received measurement packet specifies the recipient node, i.e., the node receiving the original packet, the recipient will show the contents of the ACK directly on its UART, rather than sending an ACK packet to itself.</text:p>
      <text:p text:style-name="P2"><text:span text:style-name="T27">Command </text:span><text:span text:style-name="T2">q</text:span><text:span text:style-name="T27"> (stopping transmission):</text:span></text:p>
      <text:p text:style-name="P2">The node's transmitter can be stopped with this command:</text:p>
      <text:p text:style-name="P2"><text:tab/><text:span text:style-name="T10">q</text:span></text:p>
      <text:p text:style-name="P2">The same command can <text:s/>be used to stop (abort) a collection of PATABLE statistics in progress (see the <text:span text:style-name="T23">t</text:span> command below).</text:p>
      <text:p text:style-name="P3">Command <text:span text:style-name="T21">r</text:span> (measurement report):</text:p>
      <text:p text:style-name="P2">By executing this command, you can obtain a report from the current node (this report will be written to the UART):</text:p>
      <text:p text:style-name="P2"><text:tab/><text:span text:style-name="T10">r </text:span><text:span text:style-name="T12">c</text:span></text:p>
      <text:p text:style-name="P2">The argument is an optional number interpreted as a Boolean value. If nonzero, the command will clear the counters after presenting their contents. For example, you may see something this:</text:p>
      <text:p text:style-name="P5"><text:tab/><text:span text:style-name="T32">Stats (local, ch = 0):</text:span></text:p>
      <text:p text:style-name="P6"><text:tab/>Mem: 4130 4051 78</text:p>
      <text:p text:style-name="P6"><text:tab/>Sent: 3576</text:p>
      <text:p text:style-name="P6"><text:tab/>Received from: 19: 2491</text:p>
      <text:p text:style-name="P6"><text:tab/>Received from: 20: 3387</text:p>
      <text:p text:style-name="P6"><text:tab/>Received from: 22: 831</text:p>
      <text:p text:style-name="P6"><text:tab/>Driver stats: 576, 573, 1311, 0, 0, 83</text:p>
      <text:p text:style-name="P6"><text:tab/>Ready:</text:p>
      <text:p text:style-name="P2">The header lists the current channel number followed by memory information: the current amount of free memory on the heap, the smallest amount registered so far, and the minimum unused portion of the stack (all values in words).</text:p>
      <text:p text:style-name="P2"><text:soft-page-break/>The <text:span text:style-name="T1">Sent</text:span> value is the number of measurement packets sent so far by the node itself. This is followed by the list of entries for all nodes from which the node has received measurement packets, along with the number of packets received. At the end we see the "driver statistics", i.e., a collection of numbers produced by querying the PHY with PHYSOPT_ERROR. For CC1100, they stand for, in this order:</text:p>
      <text:p text:style-name="P2"/>
      <text:list xml:id="list790391349931275463" text:style-name="L2">
        <text:list-item>
          <text:p text:style-name="P23">The total number of activations of the receiver. This happens whenever the device thinks it perceives something looking like a packet. The counter wraps around at 64K. When that happens, the next counter is automatically zeroed out as well.</text:p>
        </text:list-item>
        <text:list-item>
          <text:p text:style-name="P23">The total number of packets that have been correctly received and passed to VNETI. Note that this can never be more than the previous value. Also note that with hardware CRC and the AUTOFLUSH option on, the two values will always be the same.</text:p>
        </text:list-item>
        <text:list-item>
          <text:p text:style-name="P25">The total number of packets submitted for transmission.</text:p>
        </text:list-item>
        <text:list-item>
          <text:p text:style-name="P25">The total number of packets that were submitted for transmission and exceeded the limit on the number of transmission attempts on LBT failures. [Note: such packets are not dropped in the present version, but rather resubmitted for transmission resetting the LBT procedure.]</text:p>
        </text:list-item>
        <text:list-item>
          <text:p text:style-name="P23">The exponential moving average of the transmitter's waiting time for channel access maxed at 4095 (PicOS) milliseconds. The formula, which is evaluated at every attempt at channel grab, is <draw:frame draw:style-name="fr1" draw:name="Object1" text:anchor-type="as-char" svg:width="4.782cm" svg:height="0.529cm" draw:z-index="0"><draw:object xlink:href="./Object 1" xlink:type="simple" xlink:show="embed" xlink:actuate="onLoad"/><draw:image xlink:href="./ObjectReplacements/Object 1" xlink:type="simple" xlink:show="embed" xlink:actuate="onLoad"/></draw:frame>, where <draw:frame draw:style-name="fr1" draw:name="Object2" text:anchor-type="as-char" svg:width="0.757cm" svg:height="0.529cm"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1.101cm" svg:height="0.531cm"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418cm" svg:height="0.467cm"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list-item>
        <text:list-item>
          <text:p text:style-name="P23">The maximum backoff experienced so far by a single packet in PicOS milliseconds. This is maxed at 64K (i.e., <text:span text:style-name="T1">word</text:span> size).</text:p>
        </text:list-item>
      </text:list>
      <text:p text:style-name="P2">For CC1350, there are seven numbers (collected automatically by the firmware):</text:p>
      <text:list xml:id="list39645317" text:continue-list="list790391349931275463" text:style-name="L2">
        <text:list-item text:start-value="1">
          <text:p text:style-name="P23">The number of packets that have been correctly received and not ignored.</text:p>
        </text:list-item>
        <text:list-item>
          <text:p text:style-name="P23">The number of packets that have been received with CRC errors. This is zero, because our driver never receives packets with erroneous CRC.<text:note text:id="ftn4" text:note-class="footnote"><text:note-citation>4</text:note-citation><text:note-body><text:p text:style-name="Footnote">An option to this end can be made available if needed.</text:p></text:note-body></text:note></text:p>
        </text:list-item>
        <text:list-item>
          <text:p text:style-name="P25">The number of packets that have been correctly received and ignored, because of address mismatch. This is zero, because our driver doesn't use the built-in addressing scheme.</text:p>
        </text:list-item>
        <text:list-item>
          <text:p text:style-name="P25">The number of packets that were not received because of illegal length.</text:p>
        </text:list-item>
        <text:list-item>
          <text:p text:style-name="P23">The number of packets that have been received and discarded because of the lack of buffer space.</text:p>
        </text:list-item>
        <text:list-item>
          <text:p text:style-name="P23">The RSSI of the last-received packet.</text:p>
        </text:list-item>
        <text:list-item>
          <text:p text:style-name="P23">The internal time stamp of the last-received packet (mostly useless).</text:p>
        </text:list-item>
      </text:list>
      <text:p text:style-name="P2">Note that the driver statistics may include overheard packets belonging to other setups. They also include non-measurement packets of the present setup (see below). Thus, tallying them up with measurement reports may be difficult, depending on how clean the setup is.</text:p>
      <text:p text:style-name="P3">Command <text:span text:style-name="T23">c </text:span>(clearing measurement statistics):</text:p>
      <text:p text:style-name="P2">Here is a command to clear all the numbers shown with <text:span text:style-name="T23">r</text:span>:</text:p>
      <text:p text:style-name="P2"><text:tab/><text:span text:style-name="T10">c</text:span></text:p>
      <text:p text:style-name="P2">It zeroes out all packet counters, as well as the driver statistics. Note that, e.g.,</text:p>
      <text:p text:style-name="P2"><text:soft-page-break/><text:tab/><text:span text:style-name="T10">r 1</text:span></text:p>
      <text:p text:style-name="P2">also zeroes the counters (having shown their last values).</text:p>
      <text:p text:style-name="P2"><text:span text:style-name="T27">Command </text:span><text:span text:style-name="T24">v</text:span><text:span text:style-name="T27"> (viewing measurement packets):</text:span></text:p>
      <text:p text:style-name="P2"><text:tab/><text:span text:style-name="T10">v [</text:span><text:span text:style-name="T12">f</text:span><text:span text:style-name="T13">]</text:span></text:p>
      <text:p text:style-name="P2">will switch on (or off) reports on measurement packets. The argument is an unsigned integer whose only bits 0 and 1 are interpreted (i.e., the value is taken modulo 4). The meaning is:</text:p>
      <text:p text:style-name="P11">0 – switch off the reports</text:p>
      <text:p text:style-name="P11">1 – show all outgoing measurement packets</text:p>
      <text:p text:style-name="P11">2 – show all incoming (received) measurement packets</text:p>
      <text:p text:style-name="P11">3 – show both outgoing as well as incoming measurement packets</text:p>
      <text:p text:style-name="P2">The absence of an argument is equivalent to 2.</text:p>
      <text:p text:style-name="P2">An outgoing packet is shown as:</text:p>
      <text:p text:style-name="P2"><text:span text:style-name="T5"><text:tab/></text:span><text:span text:style-name="T10">-&gt;N:45, L:58, P:7, M:U, V:2365,234,0,1</text:span></text:p>
      <text:p text:style-name="P2">and an incoming one is shown as</text:p>
      <text:p text:style-name="P2"><text:tab/><text:span text:style-name="T10">&lt;-S:19, B:127, N:45, L:58, P:7, R:101, Q:0, M:U, V:2365,234,0,1</text:span></text:p>
      <text:p text:style-name="P2"><text:span text:style-name="T1">S</text:span> is the Node ID of the sender, <text:span text:style-name="T1">B</text:span> is the backoff experienced by the packet in PicOS milliseconds, <text:span text:style-name="T1">N</text:span> is the serial number of the packet (incremented by 1 for each subsequent packet transmitted in a series), <text:span text:style-name="T1">L</text:span> is the total length of the packet, including the CRC. <text:span text:style-name="T1">P</text:span> is the transmission power used by the sender, <text:span text:style-name="T1">R</text:span> is the RSSI reading at the receiver, and <text:span text:style-name="T1">Q</text:span> is the LQI. <text:span text:style-name="T1">M</text:span> tells the power-down/power-up status of the sender (<text:span text:style-name="T1">U</text:span> means up, <text:span text:style-name="T1">D</text:span> means down). The remaining values show the sensor readings, if any. All values are in decimal. Note that stuffed words filled with random contents are not displayed.</text:p>
      <text:p text:style-name="P2"><text:span text:style-name="T27">Command </text:span><text:span text:style-name="T24">n </text:span><text:span text:style-name="T27">(cancelling packet viewing):</text:span></text:p>
      <text:p text:style-name="P2">This command:</text:p>
      <text:p text:style-name="P2"><text:tab/><text:span text:style-name="T5">n</text:span></text:p>
      <text:p text:style-name="P2">is equivalent to <text:span text:style-name="T1">v 0</text:span>.</text:p>
      <text:p text:style-name="P2"><text:span text:style-name="T27">Command </text:span><text:span text:style-name="T24">d</text:span><text:span text:style-name="T27"> (putting the node into power-down mode):</text:span></text:p>
      <text:p text:style-name="P2">This command:</text:p>
      <text:p text:style-name="P2"><text:tab/><text:span text:style-name="T10">d</text:span></text:p>
      <text:p text:style-name="P2">puts the node into power-down mode. Note that for CC1350 there are two (active) power down modes: 1 (IDLE) and 2 (STANDBY). The selection of the effective power down mode (one to be actually applied when the node is put into <text:span text:style-name="T1">the</text:span> power down mode) is done in options.sys. Typically, for a node equipped with a UART, the effective power down mode is IDLE (the UART doesn't work in STANDBY), while for a UART-less node, the effective mode is STANDBY.</text:p>
      <text:p text:style-name="P2">Recall that the mode in which the node starts is determined by the formal NetId parameter (see above).</text:p>
      <text:p text:style-name="P2"><text:span text:style-name="T27">Command </text:span><text:span text:style-name="T24">u</text:span><text:span text:style-name="T27"> (undoing the power-down mode):</text:span></text:p>
      <text:p text:style-name="P2"><text:tab/><text:span text:style-name="T10">u</text:span></text:p>
      <text:p text:style-name="P2">puts the node into the power-up mode.</text:p>
      <text:p text:style-name="P19"><text:soft-page-break/><text:span text:style-name="T27">Command </text:span><text:span text:style-name="T24">p</text:span><text:span text:style-name="T27"> (selecting the transmission power):</text:span></text:p>
      <text:p text:style-name="P19">This command:</text:p>
      <text:p text:style-name="P2"><text:tab/><text:span text:style-name="T10">p </text:span><text:span text:style-name="T12">val</text:span></text:p>
      <text:p text:style-name="P2">where <text:span text:style-name="T1">val</text:span> is between 0 and 7 inclusively, sets the node's transmission power.</text:p>
      <text:p text:style-name="P2"><text:span text:style-name="T27">Command </text:span><text:span text:style-name="T24">m</text:span><text:span text:style-name="T27"> (modifying the parameters of the <text:s/>RF module):</text:span></text:p>
      <text:p text:style-name="P4">CC1100 (setting registers):</text:p>
      <text:p text:style-name="P11">When compiled properly [<text:span text:style-name="T16">#define RADIO_OPTIONS ( ... + 0x40 ...)</text:span>], the CC1100 driver allows you to specify an argument to PHYSOPT_RESET viewed as a list of pairs: register number, new value. With this command, the program can modify (in principle any) writable registers of the chip:</text:p>
      <text:p text:style-name="P11"><text:tab/><text:span text:style-name="T10">m </text:span><text:span text:style-name="T12">reg1 val1 ... regn val4</text:span></text:p>
      <text:p text:style-name="P11">The arguments are byte-sized hexadecimal values. Their total number must be even. The first value specifies the register number, the second its new content. Note that individual entries in the PATABLE can be set one-by-one (the register number of entry 0 is 0x3e).</text:p>
      <text:p text:style-name="P16">CC1350 (redefining power levels [aka PATABLE]):</text:p>
      <text:p text:style-name="P11">On the CC1350, the command modifies the settings of the eight standard power levels (for tradition, we refer to those settings as PATABLE). The settings are described by word-sized bit patterns. The command accepts up to 8 hex arguments representing the initial PATABLE entries. The unspecified (trailing) entries, if any, are left intact. The command only works, if the driver has been compiled with an option allowing multiple (switchable) power levels (RADIO_DEFAULT_POWER &lt; 8).</text:p>
      <text:p text:style-name="P3">Command <text:span text:style-name="T1">P</text:span> (repeating a command periodically):</text:p>
      <text:p text:style-name="P2">This command:</text:p>
      <text:p text:style-name="P2"><text:tab/><text:span text:style-name="T10">P </text:span><text:span text:style-name="T12">interval</text:span><text:span text:style-name="T10"> </text:span><text:span text:style-name="T12">cmnd</text:span></text:p>
      <text:p text:style-name="P2">where <text:span text:style-name="T1">interval</text:span> is a number of seconds, will periodically issue command <text:span text:style-name="T23">cmnd</text:span> at the specified intervals. For example,</text:p>
      <text:p text:style-name="P2"><text:tab/><text:span text:style-name="T10">P 60 r 1</text:span></text:p>
      <text:p text:style-name="P2">will produce a report every minute and zero out the counters. At most one <text:span text:style-name="T23">P</text:span> can be active at a time. This command:</text:p>
      <text:p text:style-name="P2"><text:tab/><text:span text:style-name="T10">Q</text:span></text:p>
      <text:p text:style-name="P2">revokes the last<text:span text:style-name="T22"> </text:span><text:span text:style-name="T23">P</text:span><text:span text:style-name="T22"> command.</text:span></text:p>
      <text:p text:style-name="P2"><text:span text:style-name="T27">Commands </text:span><text:span text:style-name="T24">f</text:span><text:span text:style-name="T27"> and </text:span><text:span text:style-name="T24">g</text:span><text:span text:style-name="T27"> (switching the receiver off and on):</text:span></text:p>
      <text:p text:style-name="P2">This command:</text:p>
      <text:p text:style-name="P2"><text:tab/><text:span text:style-name="T10">f [wor]</text:span></text:p>
      <text:p text:style-name="P2">when issued without an argument or with zero, switches off the node's receiver (rendering the node dumb to measurement packets and remote commands, see below). The node can still transmit. If the argument is nonzero, the command puts the node into WOR mode, if the node admits that mode.</text:p>
      <text:p text:style-name="P2">The <text:span text:style-name="T23">f</text:span> command cannot be issued remotely (see below).</text:p>
      <text:p text:style-name="P2">The receiver can be switched back on (also exiting the WOR mode) with:</text:p>
      <text:p text:style-name="P2"><text:tab/><text:span text:style-name="T23">g</text:span></text:p>
      <text:p text:style-name="P3"><text:soft-page-break/>Command <text:span text:style-name="T1">w</text:span> (modifying WOR parameters):</text:p>
      <text:p text:style-name="P4">The syntax is different for CC1100 and CC1350. For CC1100 the command looks like this:</text:p>
      <text:p text:style-name="P4"><text:tab/><text:span text:style-name="T10">w [idle [pre [evt0 [rxtime [pqt [rssit [evt1]]]]]]]</text:span></text:p>
      <text:p text:style-name="P2">It is applicable when the praxis has been <text:s/>compiled with the WOR option included [<text:span text:style-name="T26">#define RADIO_WOR_MODE 1</text:span>. The CC1100 driver then accepts a PHYSOPT_SETPARAMS request to modify WOR parameters (see the driver's document for details).</text:p>
      <text:p text:style-name="P2">The arguments of <text:span text:style-name="T1">w</text:span> are interpreted as (in this order):</text:p>
      <text:list xml:id="list6596314857061928765" text:style-name="L3">
        <text:list-header>
          <text:p text:style-name="P26">RADIO_WOR_IDLE_TIMEOUT in PicOS milliseconds</text:p>
          <text:p text:style-name="P26">RADIO_WOR_PREAMBLE_TIME in PicOS milliseconds</text:p>
          <text:p text:style-name="P26">WOR_EVT0_TIME</text:p>
          <text:p text:style-name="P26">WOR_RX_TIME</text:p>
          <text:p text:style-name="P26">WOR_PQ_THR</text:p>
          <text:p text:style-name="P26">WOR_RSSI_THR</text:p>
          <text:p text:style-name="P27">WOR_EVT1_TIME</text:p>
        </text:list-header>
      </text:list>
      <text:p text:style-name="P18">The last five arguments are only interpreted when the praxis has been compiled with the test option for WOR <text:s/>[<text:span text:style-name="T26">#define RADIO_OPTIONS ( ... + 0x20 ...)</text:span>].</text:p>
      <text:p text:style-name="P18">For CC1350, the command accepts four arguments:</text:p>
      <text:p text:style-name="P4"><text:tab/><text:span text:style-name="T10">w [idle [interval [rssit [pqt]]]]</text:span></text:p>
      <text:p text:style-name="P18">which stand for (respectively):</text:p>
      <text:list xml:id="list1378603714285806926" text:style-name="L4">
        <text:list-item>
          <text:p text:style-name="P28">the idle timeout after which the WOR mode is automatically resumed following a packet reception (equivalent to RADIO_WOR_IDLE_TIMEOUT for CC1100)</text:p>
        </text:list-item>
        <text:list-item>
          <text:p text:style-name="P28">the wakeup interval (in PicOS milliseconds), i.e., the WOR cycle length</text:p>
        </text:list-item>
        <text:list-item>
          <text:p text:style-name="P28">the RSSI threshold expressed as a standardized PicOS RSS reading (nonnegative byte)</text:p>
        </text:list-item>
        <text:list-item>
          <text:p text:style-name="P28">the PQT flag (zero/nonzero) indicating whether the packet quality assessment is incorporated into the scheme</text:p>
        </text:list-item>
      </text:list>
      <text:p text:style-name="P18">Missing arguments (from the end) receive standard values (see cc1350.h).</text:p>
      <text:p text:style-name="P2"><text:span text:style-name="T27">Command </text:span><text:span text:style-name="T24">t</text:span><text:span text:style-name="T27"> (collecting PATABLE statistics):</text:span></text:p>
      <text:p text:style-name="P2">With this command you can start an experiment whereby the node scans through a sequence of possible power settings corresponding to a PATABLE entry and exchanges packets with a selected neighbour to determine the perceived RSSI reading corresponding to the particular setting. The command takes four arguments:</text:p>
      <text:p text:style-name="P2"><text:tab/><text:span text:style-name="T10">t </text:span><text:span text:style-name="T12">nid cavg start nvals</text:span></text:p>
      <text:p text:style-name="P2">where <text:span text:style-name="T23">nid</text:span> is the node ID of the selected neighbour, <text:s/><text:span text:style-name="T23">cavg</text:span> is the number of samples per one PATABLE setting (to average the readings), <text:span text:style-name="T25">start</text:span> is the initial value to try, and <text:span text:style-name="T1">nvals</text:span> is the number of values. The initial value (<text:span text:style-name="T1">start</text:span>) is specified as a hex number (the remaining parameters are decimal).</text:p>
      <text:p text:style-name="P2">The initiating node will set its formal power level to 0 (selecting the first PATABLE entry) and enter a loop in which it will reset the first entry to <text:span text:style-name="T1">start</text:span>. Then, the setting will be incremented by 1 on each turn, until <text:span text:style-name="T1">nvals</text:span> settings have been scanned. For each setting, the node will poll the selected neighbour, which will subsequently respond with the RSSI at which the polling packet has been received. The node will try to receive <text:span text:style-name="T23">cavg</text:span> responses for each setting, re-trying every poll up to 16 times. For each setting, the node will write to the UART a line like this:</text:p>
      <text:p text:style-name="P2"><text:soft-page-break/><text:tab/><text:span text:style-name="T10">xx</text:span><text:span text:style-name="T12">xx</text:span><text:span text:style-name="T10">, </text:span><text:span text:style-name="T12">rrr</text:span><text:span text:style-name="T10">, </text:span><text:span text:style-name="T12">cc, lqc, maxlq</text:span></text:p>
      <text:p text:style-name="P2">where <text:span text:style-name="T23">xxxx</text:span> is the PATABLE setting in hexadecimal, <text:span text:style-name="T23">rrr</text:span> is the averaged RSSI reading, and <text:span text:style-name="T23">cc</text:span> is the number of samples used to calculate the average. Normally, <text:span text:style-name="T23">cc</text:span> is equal to the <text:span text:style-name="T23">cavg</text:span> argument of the <text:span text:style-name="T23">t</text:span> command, however, it can be less if some responses haven't made it (despite the 16 retries per sample). The last two values in the output line refer to the link quality indication (which is a reception parameter returned along with the RSSI). Thus <text:span text:style-name="T23">lqc</text:span> is the number of cases (samples) where LQI was found to be nonzero (it is a number between 0 and 127) and <text:span text:style-name="T23">maxlq</text:span> is the maximum LQI value among the samples that have contributed to the reading.</text:p>
      <text:p text:style-name="P2">For CC1100, a PATABLE setting is one byte, so the specified (and incremented) settings are truncated to the less significant byte. For example, with this command:</text:p>
      <text:p text:style-name="P2"><text:tab/>t<text:span text:style-name="T10"> 23 16 0 256</text:span></text:p>
      <text:p text:style-name="P2">you can scan through all possible PATABLE settings, using node 23 as <text:span text:style-name="T35">the responder</text:span>, with 16 samples per setting, starting from zero.</text:p>
      <text:p text:style-name="P2">For CC1350, the setting is 2 bytes. No LQI values are produced for CC1350 (<text:span text:style-name="T1">lqc</text:span> and <text:span text:style-name="T1">maxlq</text:span> are always zero).</text:p>
      <text:p text:style-name="P2">To interpret the results, it is recommended to direct the terminal output to a file and then read that file (as a comma-separated list of values) into a spreadsheet program and sort the lines by the second column. </text:p>
      <text:p text:style-name="P2">A collection in progress can be interrupted (prematurely) with <text:span text:style-name="T23">q</text:span>. At the end of collection, the node resets the power setting to its value before the collection. </text:p>
      <text:p text:style-name="P2"><text:span text:style-name="T27">Remote commands (</text:span><text:span text:style-name="T24">S</text:span><text:span text:style-name="T27">):</text:span></text:p>
      <text:p text:style-name="P2">The truly useful feature is that you can issue practically any of the above commands addressing it to a remote node (akin to Wlodek's old “remote command execution” patent) by executing this:</text:p>
      <text:p text:style-name="P2"><text:tab/><text:span text:style-name="T10">S </text:span><text:span text:style-name="T12">n</text:span><text:span text:style-name="T10"> </text:span><text:span text:style-name="T12">command</text:span></text:p>
      <text:p text:style-name="P2">where <text:span text:style-name="T1">n</text:span> is the Node ID of the node on which the command should be executed. For example, you can do something like this:</text:p>
      <text:p text:style-name="P2"><text:tab/><text:span text:style-name="T10">S 19 s</text:span></text:p>
      <text:p text:style-name="P2">which will activate the transmitter of node 19 with the standard (or last-configured) parameters. Needless to say, the following examples should all work (assuming the nodes are reachable):</text:p>
      <text:p text:style-name="P2"/>
      <text:p text:style-name="P6"><text:tab/>S 19 l 512 4096 44 58</text:p>
      <text:p text:style-name="P6"><text:tab/>S 19 s 1000</text:p>
      <text:p text:style-name="P6"><text:tab/>S 23 d<text:tab/><text:tab/><text:tab/><text:tab/><text:span text:style-name="T17">[putting node 23 into power-down mode]</text:span></text:p>
      <text:p text:style-name="P6"><text:tab/>S 19 q</text:p>
      <text:p text:style-name="P6"><text:tab/>S 25 p 6</text:p>
      <text:p text:style-name="P6"><text:tab/>S 21 m 1C 01 24 1F</text:p>
      <text:p text:style-name="P6"><text:tab/>S 24 v</text:p>
      <text:p text:style-name="P2"/>
      <text:p text:style-name="P2">The last one may make little sense, as the reports about received packets will be shown on the target node's UART, but is legit. You can also say something like this:</text:p>
      <text:p text:style-name="P2"><text:tab/><text:span text:style-name="T10">S 19 S 24 s 8000 1</text:span></text:p>
      <text:p text:style-name="P2">It may not be very useful, but comes for free.</text:p>
      <text:p text:style-name="P2"><text:soft-page-break/>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text:tab/>NID<text:tab/><text:tab/>Network ID</text:p>
      <text:p text:style-name="P2"><text:tab/>DRI<text:tab/><text:tab/>the packet's backoff inserted by the driver</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FLG<text:tab/><text:tab/>unused</text:p>
      <text:p text:style-name="P2"><text:tab/>CMD<text:tab/><text:tab/>command text</text:p>
      <text:p text:style-name="P2"><text:tab/>...</text:p>
      <text:p text:style-name="P2"><text:tab/>CMD<text:tab/><text:tab/>command text</text:p>
      <text:p text:style-name="P2"><text:tab/>CHK<text:tab/><text:tab/>CRC </text:p>
      <text:p text:style-name="P2">The command text is represented as a straightforward string terminated with a NULL byte. Note that there is a limit on how much of the command string can fit into a packet. Excluding the NULL byte, this limit is 45 characters. BTW: the maximum length of a line entered from UART is 80 characters (excluding CR/LF).</text:p>
      <text:p text:style-name="P2">Having received a command, the recipient responds with an ACK, which, gives the sender some indication of success/failure. For example, you may see something like this:</text:p>
      <text:p text:style-name="P5"><text:tab/><text:span text:style-name="T32">Ready:</text:span></text:p>
      <text:p text:style-name="P6"><text:tab/>S 19 d</text:p>
      <text:p text:style-name="P6"><text:tab/>Ready:</text:p>
      <text:p text:style-name="P6"><text:tab/>OK from 19</text:p>
      <text:p text:style-name="P2">The last line indicates that the command has been accepted by the recipient and, apparently, executed fine.</text:p>
      <text:p text:style-name="P2">The sender will retry the command up to five times at 1 second intervals. If it receives no reply from the recipient, you will see this:</text:p>
      <text:p text:style-name="P6"><text:tab/>Ready:</text:p>
      <text:p text:style-name="P6"><text:tab/>S 233 d</text:p>
      <text:p text:style-name="P6"><text:tab/>Ready:</text:p>
      <text:p text:style-name="P6"><text:tab/>Timeout reaching 233</text:p>
      <text:p text:style-name="P2">A reply looks like the original command packet up to and including the SER field, with the command text replaced with the response. In the simplest case, the response is a single word with 0 meaning OK, and nonzero indicating a failure. For example, instead of OK, you may see:</text:p>
      <text:p text:style-name="P2"><text:tab/><text:span text:style-name="T10">Error 6 from 23</text:span></text:p>
      <text:p text:style-name="P2">I may make this message more friendly later. Here is the list of numerical error codes:</text:p>
      <text:list xml:id="list2135977398842364503" text:style-name="L5">
        <text:list-item>
          <text:p text:style-name="P24">formal error (probably cannot happen)</text:p>
        </text:list-item>
        <text:list-item>
          <text:p text:style-name="P24">no memory to acquire packet</text:p>
        </text:list-item>
        <text:list-item>
          <text:p text:style-name="P24">node busy with a previous command</text:p>
        </text:list-item>
        <text:list-item>
          <text:p text:style-name="P24"><text:soft-page-break/>command syntax error</text:p>
        </text:list-item>
        <text:list-item>
          <text:p text:style-name="P24">node out of memory (umalloc failure)</text:p>
        </text:list-item>
        <text:list-item>
          <text:p text:style-name="P24">no room to run more threads</text:p>
        </text:list-item>
        <text:list-item>
          <text:p text:style-name="P24">no such command</text:p>
        </text:list-item>
      </text:list>
      <text:p text:style-name="P2">In the present version, only one (remote) command, <text:span text:style-name="T1">r</text:span>, triggers a non-trivial response. Having received it, the node will not send the count report to its UART, but rather to the sender. For example:</text:p>
      <text:p text:style-name="P2"><text:tab/><text:span text:style-name="T10">S 19 r</text:span></text:p>
      <text:p text:style-name="P6"><text:tab/>Ready:</text:p>
      <text:p text:style-name="P6"><text:tab/>OK from 19:</text:p>
      <text:p text:style-name="P6"><text:tab/>Stats of node 19:</text:p>
      <text:p text:style-name="P6"><text:tab/>Sent: 2108</text:p>
      <text:p text:style-name="P6"><text:tab/>Received from 17: 3908</text:p>
      <text:p text:style-name="P6"><text:tab/>Received from 18: 2201</text:p>
      <text:p text:style-name="P6"><text:tab/>Driver stats: 6001, 4, 2, 1</text:p>
      <text:p text:style-name="P2">This way you can conveniently collect all reports in one place.</text:p>
      <text:p text:style-name="P2">Please note that the range of packet counters is 65535. There is little sense, e.g., to leave an experiment overnight when a single node can transmit more than 64K packets (but you should be fine with, say, 12 hours, 1 packet per second).</text:p>
      <text:p text:style-name="P2"><text:span text:style-name="T27">Command </text:span><text:span text:style-name="T24">C</text:span><text:span text:style-name="T27"> (changing the channel):</text:span></text:p>
      <text:p text:style-name="P2">With this command you can change the RF channel of the node:</text:p>
      <text:p text:style-name="P2"><text:tab/><text:span text:style-name="T10">C </text:span><text:span text:style-name="T12">ch</text:span><text:span text:style-name="T10"> </text:span><text:span text:style-name="T12">nsec</text:span></text:p>
      <text:p text:style-name="P2">where <text:span text:style-name="T23">ch</text:span> is the channel number (0 – 255)<text:note text:id="ftn5" text:note-class="footnote"><text:note-citation>5</text:note-citation><text:note-body><text:p text:style-name="Footnote">0-7 for CC1350.</text:p></text:note-body></text:note> and <text:span text:style-name="T23">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When sent remotely, the command will receive no acknowledgement (the sender will signal a timeout), which is normal.</text:p>
      <text:p text:style-name="P3">Debugging commands</text:p>
      <text:p text:style-name="P2">There is a single command, <text:span text:style-name="T1">z</text:span>, whose purpose is to cover auxiliary commands, e.g., useful for debugging, whose population may grow as needed. This is what we have at present:S</text:p>
      <text:p text:style-name="P2"><text:tab/><text:span text:style-name="T10">ztm </text:span><text:span text:style-name="T12">d n</text:span></text:p>
      <text:p text:style-name="P9"><text:span text:style-name="T5"><text:tab/>ztu </text:span><text:span text:style-name="T9">d n</text:span></text:p>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he number of seconds it took to execute it, e.g., the output from:</text:p>
      <text:p text:style-name="P2"><text:tab/><text:span text:style-name="T10">ztm 1000 3</text:span></text:p>
      <text:p text:style-name="P2">may look like this:</text:p>
      <text:p text:style-name="P2"><text:soft-page-break/><text:tab/><text:span text:style-name="T10">ZTM: 1000, 3 -&gt; 3</text:span></text:p>
      <text:p text:style-name="P2">The letter <text:span text:style-name="T1">m</text:span> can be dropped, i.e., <text:span text:style-name="T1">zt</text:span> is equivalent to <text:span text:style-name="T1">ztm</text:span>.</text:p>
      <text:p text:style-name="P5"><text:tab/><text:span text:style-name="T32">zrb </text:span><text:span text:style-name="T33">a</text:span></text:p>
      <text:p text:style-name="P9"><text:span text:style-name="T5"><text:tab/>zrw </text:span><text:span text:style-name="T9">a</text:span></text:p>
      <text:p text:style-name="P2">The command <text:s/>reads a byte or word, respectively, from the memory location <text:span text:style-name="T1">a</text:span>, which must be specified in hex, and prints the its content (both in hex and in decimal).</text:p>
      <text:p text:style-name="P5"><text:tab/><text:span text:style-name="T32">zwb </text:span><text:span text:style-name="T33">a v</text:span></text:p>
      <text:p text:style-name="P9"><text:span text:style-name="T5"><text:tab/>zww </text:span><text:span text:style-name="T9">a v</text:span></text:p>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3">A sample experiment:</text:p>
      <text:p text:style-name="P2">From PIP, compile the program for, say, the WARSAW board. Run<text:span text:style-name="T10"> </text:span><text:span text:style-name="T1">genimage</text:span> (<text:span text:style-name="T1">Customize image</text:span>). Leave the <text:span text:style-name="T1">Cookie</text:span> fields as they are, and enter 4700 into the <text:span text:style-name="T1">NetId</text:span> field. This selects channel 0, power 7, and makes the nodes start in an active state (with their transmitters and receivers active, the transmitters sending packets at 1 second intervals. Create images for, say, six nodes. Enter 1 into the <text:span text:style-name="T1">From</text:span> field and 6 into <text:span text:style-name="T1">How many</text:span>. Press <text:span text:style-name="T1">Generate</text:span>. Load the files into the nodes and power them up.</text:p>
      <text:p text:style-name="P2">Connect <text:span text:style-name="T34">a terminal (piter)</text:span> to the UART of node 1. Execute:</text:p>
      <text:p text:style-name="P2"><text:tab/><text:span text:style-name="T10">v 3</text:span></text:p>
      <text:p text:style-name="P2">on that node. This will let you see the packets transmitted and received by the node. After a while enter</text:p>
      <text:p text:style-name="P2"><text:tab/><text:span text:style-name="T10">q</text:span></text:p>
      <text:p text:style-name="P6"><text:tab/>f</text:p>
      <text:p text:style-name="P2">to stop the transmitter and the receiver. Then see the report:</text:p>
      <text:p text:style-name="P2"><text:tab/><text:span text:style-name="T10">r</text:span></text:p>
      <text:p text:style-name="P2">and retrieve reports from the remaining nodes, e.g.,</text:p>
      <text:p text:style-name="P9"><text:tab/><text:span text:style-name="T5">S 2 r</text:span></text:p>
      <text:p text:style-name="P9"><text:tab/><text:span text:style-name="T5">S 3 r</text:span></text:p>
      <text:p text:style-name="P9"><text:tab/>...</text:p>
      <text:p text:style-name="P2">and so on. Compare the numbers.</text:p>
      <text:h text:style-name="P21" text:outline-level="1">Buttons and LEDs</text:h>
      <text:p text:style-name="P2">For field (e.g., range) tests, it is convenient to be able to control the nodes by buttons, operating them without <text:span text:style-name="T35">the </text:span>UART interface. If a node <text:span text:style-name="T35">is outfitted with</text:span> at least one button (formally configured as a BUTTON in the BOARD <text:span text:style-name="T35">definition</text:span>), then the button number 0 is configured as the start/stop button <text:span text:style-name="T35">for the radio</text:span>. This makes more sense when there is at least one LED configured into the BOARD, because then the simple actions triggered by the button can be visualized <text:span text:style-name="T35">by the LED</text:span>. If the symbol SIGNALING_LED is defined (e.g., in options.sys), it<text:span text:style-name="T35">s value</text:span> is interpreted as the number of the LED to be used for indicating button actions and packet reception <text:span text:style-name="T35">events</text:span>.</text:p>
      <text:p text:style-name="P2">By pressing the button <text:span text:style-name="T35">(the action is in fact triggered on the button's release)</text:span>, <text:span text:style-name="T35">you will</text:span> toggle the on/off status of the radio, where by <text:span text:style-name="T35">“on” we mean both the transmitter and the receiver being on (as after the pair of commands </text:span><text:span text:style-name="T36">s</text:span><text:span text:style-name="T35"> and </text:span><text:span text:style-name="T36">g</text:span><text:span text:style-name="T35"> issued consecutively), and by “off” we mean both components being off (as after </text:span><text:span text:style-name="T36">q</text:span><text:span text:style-name="T35"> and </text:span><text:span text:style-name="T36">f</text:span><text:span text:style-name="T35">). When the radio is turned on, the signaling LED blinks quickly 4 times, when the radio is turned off, the LED blinks twice. The initial status of the radio is determined by the second most </text:span><text:soft-page-break/><text:span text:style-name="T35">significant bit of the NetId field.</text:span></text:p>
      <text:p text:style-name="P10">On devices capable of a soft shut down (considered the deepest power down mode), like CC1350, pressing the button continuously for slightly over 5 seconds, until the signaling LED starts to blink rapidly (at twice the frequency of the on/off blink), will shut the device down, leaving it in a semi-off, restartable state with the absolutely minimum current drain. The device will wake up in its initial reset configuration when the same button is ever pressed again.</text:p>
      <text:p text:style-name="P10">When the signaling LED is configured, it will blink on reset, when the device is powered on: 8 times, if the device is UART-capable, and 4 times, if no UART is configured into the device. The LED will also blink (staying lit for a slightly longer time) on every packet reception. The longer on period makes packet receptions relatively easy to spot, which may be useful in field tests.</text:p>
      <text:p text:style-name="P10">With two LEDs available, one of them can be dedicated to showing the on/off status of the device in a (sort of) persistent fashion. If the symbol STATUS_LED is defined (e.g., in options.sys), its value is interpreted as the number of the LED to indicate the on/off status of the radio. When the device is running (i.e., it is not in the shutdown state), the status LED will blink (briefly): every 4 seconds, if the radio is off, and every second, if it is on. It possible to set STATUS_LED to the same value as SIGNALING_LED, thus combining the two functions into a single LED. This will make it a bit more confusing, but just a little bit, because the status blinks are quite perceptibly shorter than reception blinks.</text:p>
      <text:h text:style-name="Heading_20_1" text:outline-level="1">CHRONOS</text:h>
      <text:p text:style-name="P2">The praxis can also be used with CHRONOS <text:span text:style-name="T35">(</text:span>in a UART-less mode<text:span text:style-name="T35">)</text:span> with some commands mapped to the <text:span text:style-name="T35">CHRONOS </text:span>buttons. When compiling for CHRONOS, keep in mind that the values of CHRONOS's sensors cannot be directly dumped in measurement packets, because they are compound (take more than one word), so make sure to set NUMBER_OF_SENSORS to 0 (options.sys in the <text:span text:style-name="T35">application's</text:span> directory does that <text:span text:style-name="T35">by</text:span> default).</text:p>
      <text:p text:style-name="P2">All the standard configuration options derived from the <text:span text:style-name="T35">NetId </text:span><text:s/>also apply to CHRONOS. When started, the praxis says RFTS READY (in the display), or as close as it can possibly get. </text:p>
      <text:p text:style-name="P2">The buttons are assigned these functions:</text:p>
      <text:p text:style-name="P2">Button 0 (upper left) toggles between “send” (the argument-less <text:span text:style-name="T23">s</text:span> command) and “quit” (<text:span text:style-name="T23">q</text:span>). Button 1 (lower left) toggles between commands <text:span text:style-name="T23">v</text:span> and <text:span text:style-name="T23">n</text:span>. With <text:span text:style-name="T23">v</text:span>, the lower line of the LCD will be showing the serial numbers of received packets. Button 2 (upper right) toggles between <text:span text:style-name="T23">d</text:span> and <text:span text:style-name="T23">u</text:span> (switching between the power-down and power-up modes of the CPU). Button 3 (down right) circulates the RF state through: RXOFF, RXOFF+WOR, and RXON. Button 4 (middle right) toggles LCD OFF and ON. </text:p>
      <text:p text:style-name="P2">Except for button 4 (whose effects are directly visible), the outcome of a button press is displayed in the upper line of the L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21-08-04T19:40:50.20</dc:date>
    <meta:editing-duration>P3DT9H33M13S</meta:editing-duration>
    <meta:editing-cycles>129</meta:editing-cycles>
    <meta:generator>OpenOffice/4.1.8$Win32 OpenOffice.org_project/418m3$Build-9803</meta:generator>
    <dc:creator>Pawel Gburzynski</dc:creator>
    <meta:document-statistic meta:table-count="0" meta:image-count="0" meta:object-count="4" meta:page-count="13" meta:paragraph-count="304" meta:word-count="5737" meta:character-count="32960"/>
    <meta:user-defined meta:name="Info 1"/>
    <meta:user-defined meta:name="Info 2"/>
    <meta:user-defined meta:name="Info 3"/>
    <meta:user-defined meta:name="Info 4"/>
  </office:meta>
</office:document-meta>
</file>

<file path=Object 1/content.xml><?xml version="1.0" encoding="utf-8"?>
<math xmlns="http://www.w3.org/1998/Math/MathML">
  <semantics>
    <mrow>
      <mrow>
        <msub>
          <mi>W</mi>
          <mrow>
            <mi>n</mi>
          </mrow>
        </msub>
        <mo stretchy="false">=</mo>
        <mrow>
          <mrow>
            <msub>
              <mi>W</mi>
              <mrow>
                <mrow>
                  <mi>n</mi>
                  <mo stretchy="false">−</mo>
                  <mn>1</mn>
                </mrow>
              </mrow>
            </msub>
            <mo stretchy="false">×</mo>
            <mn>0.75</mn>
          </mrow>
          <mo stretchy="false">+</mo>
          <mrow>
            <mi>b</mi>
            <mo stretchy="false">×</mo>
            <mn>0.25</mn>
          </mrow>
        </mrow>
      </mrow>
    </mrow>
    <annotation encoding="StarMath 5.0">W_{n} = W_{n-1} times 0.75 + b times 0.25</annotation>
  </semantics>
</math>
</file>

<file path=Object 2/content.xml><?xml version="1.0" encoding="utf-8"?>
<math xmlns="http://www.w3.org/1998/Math/MathML">
  <semantics>
    <mrow>
      <msub>
        <mi>W</mi>
        <mi>n</mi>
      </msub>
    </mrow>
    <annotation encoding="StarMath 5.0">W_n</annotation>
  </semantics>
</math>
</file>

<file path=Object 3/content.xml><?xml version="1.0" encoding="utf-8"?>
<math xmlns="http://www.w3.org/1998/Math/MathML">
  <semantics>
    <mrow>
      <msub>
        <mi>W</mi>
        <mrow>
          <mrow>
            <mi>n</mi>
            <mo stretchy="false">−</mo>
            <mn>1</mn>
          </mrow>
        </mrow>
      </msub>
    </mrow>
    <annotation encoding="StarMath 5.0">W_{n-1}</annotation>
  </semantics>
</math>
</file>

<file path=Object 4/content.xml><?xml version="1.0" encoding="utf-8"?>
<math xmlns="http://www.w3.org/1998/Math/MathML">
  <semantics>
    <mrow>
      <mi>b</mi>
    </mrow>
    <annotation encoding="StarMath 5.0">b</annotation>
  </semantics>
</math>
</file>